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king Points</text:h>
      <text:p text:style-name="Text_20_body">Introduction</text:p>
      <text:h text:style-name="Heading_20_2" text:outline-level="2">Overview</text:h>
      <text:p text:style-name="Text_20_body">I will go over the physics based puzzle game. </text:p>
      <text:p text:style-name="Text_20_body"><text:tab/>Catch! is a tool to give us the opportunity to build components for future games</text:p>
      <text:p text:style-name="Text_20_body">I will go over our reusable components which we are bundling and calling the Physgame engine</text:p>
      <text:h text:style-name="Heading_20_2" text:outline-level="2">Physgame Engine</text:h>
      <text:p text:style-name="Text_20_body">Pass out Overview sheets.</text:p>
      <text:p text:style-name="Text_20_body">It's not really an engine. Think of it more as a layer, to maximize portability, compatibility...</text:p>
      <text:h text:style-name="Heading_20_3" text:outline-level="3">Why make a new engine?</text:h>
      <text:p text:style-name="Text_20_body">We looked long and hard.</text:p>
      <text:p text:style-name="Text_20_body">Price, all the engines that did what we want cost a lot. Not much Venture Capitol in Omaha.</text:p>
      <text:p text:style-name="Text_20_body">Maximize re-usability, More work now means less later.</text:p>
      <text:p text:style-name="Text_20_body">Knowledge, Building this only takes slightly more effort than learning the Libraries. Expertise.</text:p>
      <text:p text:style-name="Text_20_body">Our goal is not to make puzzle games, but we need something that can and meet future goals.</text:p>
      <text:p text:style-name="Text_20_body">Portability, few other engines offered the portability we wanted.</text:p>
      <text:p text:style-name="Text_20_body">Ownership, we can do what we want with it. Eventually even license to other game studios. </text:p>
      <text:p text:style-name="Text_20_body">Customization, If a feature is missing we can simply add it.</text:p>
      <text:h text:style-name="Heading_20_3" text:outline-level="3">Capabilities</text:h>
      <text:p text:style-name="Text_20_body">Make complex tasks simple, by being a library of High level routines:</text:p>
      <text:p text:style-name="Text_20_body">Easy Synchronization between physics and graphics (Actor/Vector3), Event management, Camera Management/Stands, Actor Management, Advanced Querying including polygon level raycasting, <text:s text:c="2"/>Resource File Management.</text:p>
      <text:p text:style-name="Text_20_body">Unique capabilities: Portability built in from the ground up.</text:p>
      <text:p text:style-name="Text_20_body"><text:tab/>Easily Adjustable collision detection: Pixel perfect, Convex Decomposition, Convex</text:p>
      <text:p text:style-name="Text_20_body">Future goals: Comprehensive sound coverage. (currently only very basic)</text:p>
      <text:p text:style-name="Text_20_body"><text:tab/>More robust network networking. (currently only raw sockets)</text:p>
      <text:p text:style-name="Text_20_body"><text:tab/>Soft body physics. (stubs)</text:p>
      <text:p text:style-name="Text_20_body"><text:tab/>Unified Level Of Detail for graphics and physics</text:p>
      <text:h text:style-name="Heading_20_2" text:outline-level="2">Catch!</text:h>
      <text:p text:style-name="Text_20_body">Throwing objects that will react believably. Get them to stay on the stage to get money and points. </text:p>
      <text:p text:style-name="Text_20_body">Pass out some sample levels, They are just some ideas and totally subject to change.</text:p>
      <text:p text:style-name="Text_20_body">The levels will be modular and we can release more as time goes by.</text:p>
      <text:p text:style-name="Text_20_body">Future levels can have more advanced themes, and optionally a different styling to the graphics.</text:p>
      <text:h text:style-name="Heading_20_2" text:outline-level="2">Conclusion</text:h>
      <text:p text:style-name="Text_20_body">Catch! is a tool to enable us to build future games.</text:p>
      <text:p text:style-name="Text_20_body">Physgame Engine is not really an Engine, but more a layer to abstract away certain tasks</text:p>
      <text:p text:style-name="Text_20_body">Q&amp;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201in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402in" fo:margin-bottom="0.0201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in" fo:margin-right="0in" fo:margin-top="0.0402in" fo:margin-bottom="0.0201in" fo:text-indent="0in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in" fo:margin-right="0in" fo:margin-top="0.0402in" fo:margin-bottom="0.0201in" fo:text-indent="0in" style:auto-text-indent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oppi</meta:initial-creator>
    <meta:creation-date>2010-06-17T20:17:21</meta:creation-date>
    <dc:date>2010-06-19T14:55:57</dc:date>
    <dc:creator>Sqeaky </dc:creator>
    <meta:editing-duration>PT04H21M45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36" meta:word-count="343" meta:character-count="2132"/>
  </office:meta>
</office:document-meta>
</file>